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Text_20_body">
      <style:text-properties style:font-name="Verdana" fo:font-size="12pt" fo:font-weight="bold" style:font-size-asian="12pt" style:font-weight-asian="bold" style:font-size-complex="12pt" style:font-weight-complex="bold"/>
    </style:style>
    <style:style style:name="P8" style:family="paragraph" style:parent-style-name="Heading_20_3">
      <style:text-properties style:font-name="Verdana" fo:font-size="16pt" style:font-size-asian="16pt" style:font-size-complex="16pt"/>
    </style:style>
    <style:style style:name="P9" style:family="paragraph" style:parent-style-name="Heading_20_4">
      <style:text-properties style:font-name="Verdana" fo:font-size="16pt" style:font-size-asian="16pt" style:font-size-complex="16pt"/>
    </style:style>
    <style:style style:name="P10" style:family="paragraph" style:parent-style-name="Standard">
      <style:text-properties style:font-name="Verdana"/>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9">
      <style:text-properties style:font-name="Verdana"/>
    </style:style>
    <style:style style:name="P16" style:family="paragraph" style:parent-style-name="Standard" style:list-style-name="L13">
      <style:text-properties style:font-name="Verdana"/>
    </style:style>
    <style:style style:name="P17" style:family="paragraph" style:parent-style-name="Standard">
      <style:paragraph-properties fo:text-align="start" style:justify-single-word="false"/>
      <style:text-properties style:font-name="Verdana"/>
    </style:style>
    <style:style style:name="P18" style:family="paragraph" style:parent-style-name="Standard" style:list-style-name="L14">
      <style:text-properties style:font-name="Verdana"/>
    </style:style>
    <style:style style:name="P19" style:family="paragraph" style:parent-style-name="Standard" style:list-style-name="L15">
      <style:text-properties style:font-name="Verdana" fo:font-weight="bold" style:font-weight-asian="bold" style:font-weight-complex="bold"/>
    </style:style>
    <style:style style:name="P20" style:family="paragraph" style:parent-style-name="Standard" style:list-style-name="L15">
      <style:text-properties style:font-name="Verdana"/>
    </style:style>
    <style:style style:name="P21" style:family="paragraph" style:parent-style-name="Standard" style:list-style-name="L13"/>
    <style:style style:name="P22" style:family="paragraph" style:parent-style-name="Standard">
      <style:text-properties style:font-name="Verdana"/>
    </style:style>
    <style:style style:name="P23" style:family="paragraph" style:parent-style-name="Standard" style:list-style-name="L17">
      <style:text-properties style:font-name="Verdana" fo:font-weight="bold" style:font-weight-asian="bold" style:font-weight-complex="bold"/>
    </style:style>
    <style:style style:name="P24"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5" style:family="paragraph" style:parent-style-name="Text_20_body" style:list-style-name="L6">
      <style:text-properties style:font-name="Verdana" fo:font-size="12pt" style:font-size-asian="12pt" style:font-size-complex="12pt"/>
    </style:style>
    <style:style style:name="P26" style:family="paragraph" style:parent-style-name="Text_20_body" style:list-style-name="L7">
      <style:text-properties style:font-name="Verdana" fo:font-size="12pt" style:font-size-asian="12pt" style:font-size-complex="12pt"/>
    </style:style>
    <style:style style:name="P27" style:family="paragraph" style:parent-style-name="Text_20_body" style:list-style-name="L8">
      <style:text-properties style:font-name="Verdana" fo:font-size="12pt" style:font-size-asian="12pt" style:font-size-complex="12pt"/>
    </style:style>
    <style:style style:name="P28" style:family="paragraph" style:parent-style-name="Text_20_body" style:list-style-name="L6">
      <style:paragraph-properties fo:margin-top="0cm" fo:margin-bottom="0cm"/>
      <style:text-properties style:font-name="Verdana" fo:font-size="12pt" style:font-size-asian="12pt" style:font-size-complex="12pt"/>
    </style:style>
    <style:style style:name="P29" style:family="paragraph" style:parent-style-name="Text_20_body" style:list-style-name="L7">
      <style:paragraph-properties fo:margin-top="0cm" fo:margin-bottom="0cm"/>
      <style:text-properties style:font-name="Verdana" fo:font-size="12pt" style:font-size-asian="12pt" style:font-size-complex="12pt"/>
    </style:style>
    <style:style style:name="P30" style:family="paragraph" style:parent-style-name="Text_20_body" style:list-style-name="L8">
      <style:paragraph-properties fo:margin-top="0cm" fo:margin-bottom="0cm"/>
      <style:text-properties style:font-name="Verdana" fo:font-size="12pt" style:font-size-asian="12pt" style:font-size-complex="12pt"/>
    </style:style>
    <style:style style:name="P31" style:family="paragraph" style:parent-style-name="Heading_20_3" style:list-style-name="L3">
      <style:paragraph-properties fo:text-align="center" style:justify-single-word="false"/>
      <style:text-properties style:font-name="Verdana"/>
    </style:style>
    <style:style style:name="P32" style:family="paragraph" style:parent-style-name="Heading_20_3" style:list-style-name="L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fo:font-size="16pt" fo:font-style="normal" fo:font-weight="bold" style:font-size-asian="16pt" style:font-style-asian="normal" style:font-weight-asian="bold" style:font-size-complex="16pt" style:font-style-complex="normal"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Verdana"/>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672759770" text:style-name="L1">
        <text:list-item>
          <text:p text:style-name="P24">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592365946"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solo tengo intención de utilizar ninguna herramienta de desarrollo rapido de aplicaciones, tipo PHPEclipse, y quiza, algun Framework de programación en PHP como CodeIgniter o Symfony, aunque no esta cerrado el proyecto a en un futuro empezar a utilizar estas herramientas como parte de la parte I+D del mismo.</text:p>
      <text:p text:style-name="P1"/>
      <text:p text:style-name="P17"><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El Framework para la utilización de AJAX en este sentido tiene el nombre de XAJAX (mas información en la bibliografía).</text:p>
      <text:p text:style-name="P1"/>
      <text:p text:style-name="P1"/>
      <text:list xml:id="list360504880" text:style-name="L3">
        <text:list-item>
          <text:p text:style-name="P12">Primera Fase: Diseño de la primera Clase</text:p>
        </text:list-item>
      </text:list>
      <text:p text:style-name="P1"/>
      <text:p text:style-name="P1"><text:soft-page-break/>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1692729295"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378622213"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ext:soft-page-break/>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item>
          <text:p text:style-name="P14">Garantía. Tipo cadena de texto</text:p>
        </text:list-item>
        <text:list-item>
          <text:p text:style-name="P14">Identificador secundario del Vehículo. Tipo cadena de Texto (esto sirve para enlazar con otras bases de datos foráneas al sistema)</text:p>
        </text:list-item>
        <text:list-item>
          <text:p text:style-name="P14">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1197718170" text:style-name="L15">
        <text:list-item>
          <text:list>
            <text:list-item>
              <text:p text:style-name="P19">Carga de Vehículos Automática</text:p>
              <text:p text:style-name="P20"/>
            </text:list-item>
          </text:list>
        </text:list-item>
      </text:list>
      <text:list xml:id="list1980755934" text:style-name="L17">
        <text:list-item>
          <text:list>
            <text:list-item>
              <text:p text:style-name="P23">Vehículos Disponibles</text:p>
            </text:list-item>
          </text:list>
        </text:list-item>
      </text:list>
      <text:list xml:id="list313800298" text:style-name="L14">
        <text:list-item>
          <text:list>
            <text:list-header>
              <text:p text:style-name="P18"/>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
      <text:list xml:id="list1207052905" text:continue-list="list360504880" text:style-name="L3">
        <text:list-item>
          <text:p text:style-name="P12"><text:s/>Diseño de la Clase Usuarios, accesos al sistema</text:p>
        </text:list-item>
      </text:list>
      <text:p text:style-name="P1"/>
      <text:p text:style-name="P1">En segunda instancia, queda desarrollar un mecanismo para el control de accesos a sistema, y para ello voy a definir una clase, Usuarios, la cual <text:soft-page-break/>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065910392" text:style-name="L9">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list xml:id="list1335303002" text:continue-list="list1207052905" text:style-name="L3">
        <text:list-header>
          <text:h text:style-name="P31" text:outline-level="3"><text:span text:style-name="T3">BASES DE DATOS</text:span></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garantia` VARCHAR(15) DEFAULT NULL,</text:span></text:span></text:p>
      <text:p text:style-name="P1"><text:soft-page-break/><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1209597398" text:continue-numbering="true" text:style-name="L3">
        <text:list-header>
          <text:h text:style-name="P32" text:outline-level="3"><text:span text:style-name="T5">BIBLIOGRAFÍA</text:span></text:h>
        </text:list-header>
      </text:list>
      <text:p text:style-name="P1"/>
      <text:p text:style-name="P1"/>
      <text:list xml:id="list538281066" text:style-name="L13">
        <text:list-item>
          <text:p text:style-name="P21"><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list xml:id="list441623985" text:continue-numbering="true" text:style-name="L13">
        <text:list-item>
          <text:p text:style-name="P21"><text:span text:style-name="T1">Sitio Web oficial de la librería AJAX, XAJAX: </text:span><text:a xlink:type="simple" xlink:href="http://www.xajax-project.org/"><text:span text:style-name="T1">http://www.xajax-project.org</text:span></text:a></text:p>
        </text:list-item>
      </text:list>
      <text:p text:style-name="Standard"><text:span text:style-name="T1"/></text:p>
      <text:p text:style-name="Standard"><text:span text:style-name="T1"/></text:p>
      <text:p text:style-name="P1"/>
      <text:p text:style-name="P1"/>
      <text:h text:style-name="P4" text:outline-level="3">GNU GENERAL PUBLIC LICENSE</text:h>
      <text:p text:style-name="P6"/>
      <text:p text:style-name="P6">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5">Everyone is permitted to copy and distribute verbatim copies of this license document, but changing it is not allowed.</text:p>
      <text:h text:style-name="P8" text:outline-level="3"><text:bookmark text:name="preamble"/>Preamble</text:h>
      <text:p text:style-name="P5"/>
      <text:p text:style-name="P5">The GNU General Public License is a free, copyleft license for software and other kinds of works.</text:p>
      <text:p text:style-name="P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5">Developers that use the GNU GPL protect your rights with two steps: (1) assert copyright on the software, and (2) offer you this License giving you legal permission to copy, distribute and/or modify it.</text:p>
      <text:p text:style-name="P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5">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h text:style-name="P8" text:outline-level="3"><text:bookmark text:name="terms"/>TERMS AND CONDITIONS</text:h>
      <text:h text:style-name="P9" text:outline-level="4"><text:bookmark text:name="section0"/>0. Definitions.</text:h>
      <text:p text:style-name="P5"/>
      <text:p text:style-name="P5">“This License” refers to version 3 of the GNU General Public License.</text:p>
      <text:p text:style-name="P5">“Copyright” also means copyright-like laws that apply to other kinds of works, such as semiconductor masks.</text:p>
      <text:p text:style-name="P5">“The Program” refers to any copyrightable work licensed under this License. Each licensee is addressed as “you”. “Licensees” and “recipients” may be individuals or organizations.</text:p>
      <text:p text:style-name="P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5">A “covered work” means either the unmodified Program or a work based on the Program.</text:p>
      <text:p text:style-name="P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5">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9" text:outline-level="4"><text:bookmark text:name="section1"/>1. Source Code.</text:h>
      <text:p text:style-name="P5"/>
      <text:p text:style-name="P5">The “source code” for a work means the preferred form of the work for making modifications to it. “Object code” means any non-source form of a work.</text:p>
      <text:p text:style-name="P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The Corresponding Source need not include anything that users can regenerate automatically from other parts of the Corresponding Source.</text:p>
      <text:p text:style-name="P5">The Corresponding Source for a work in source code form is that same work.</text:p>
      <text:h text:style-name="P9" text:outline-level="4"><text:bookmark text:name="section2"/>2. Basic Permissions.</text:h>
      <text:p text:style-name="P5"/>
      <text:p text:style-name="P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5"><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5">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5"/>
      <text:p text:style-name="P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5"/>
      <text:p text:style-name="P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You may charge any price or no price for each copy that you convey, and you may offer support or warranty protection for a fee.</text:p>
      <text:h text:style-name="P9" text:outline-level="4"><text:bookmark text:name="section5"/>5. Conveying Modified Source Versions.</text:h>
      <text:p text:style-name="P5"/>
      <text:p text:style-name="P5">You may convey a work based on the Program, or the modifications to produce it from the Program, in the form of source code under the terms of section 4, provided that you also meet all of these conditions:</text:p>
      <text:list xml:id="list455205428" text:style-name="L6">
        <text:list-item>
          <text:p text:style-name="P28"><text:soft-page-break/>a) The work must carry prominent notices stating that you modified it, and giving a relevant date. </text:p>
        </text:list-item>
        <text:list-item>
          <text:p text:style-name="P28">b) The work must carry prominent notices stating that it is released under this License and any conditions added under section 7. This requirement modifies the requirement in section 4 to “keep intact all notices”. </text:p>
        </text:list-item>
        <text:list-item>
          <text:p text:style-name="P2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d) If the work has interactive user interfaces, each must display Appropriate Legal Notices; however, if the Program has interactive interfaces that do not display Appropriate Legal Notices, your work need not make them do so. </text:p>
        </text:list-item>
      </text:list>
      <text:p text:style-name="P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5"/>
      <text:p text:style-name="P5">You may convey a covered work in object code form under the terms of sections 4 and 5, provided that you also convey the machine-readable Corresponding Source under the terms of this License, in one of these ways:</text:p>
      <text:list xml:id="list1681921413" text:style-name="L7">
        <text:list-item>
          <text:p text:style-name="P29">a) Convey the object code in, or embodied in, a physical product (including a physical distribution medium), accompanied by the Corresponding Source fixed on a durable physical medium customarily used for software interchange. </text:p>
        </text:list-item>
        <text:list-item>
          <text:p text:style-name="P2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9">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6">e) Convey the object code using peer-to-peer transmission, provided you inform other peers where the object code and Corresponding Source of the work are being offered to the general public at no charge under subsection 6d. </text:p>
        </text:list-item>
      </text:list>
      <text:p text:style-name="P5">A separable portion of the object code, whose source code is excluded from the Corresponding Source as a System Library, need not be included in conveying the object code work.</text:p>
      <text:p text:style-name="P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5">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5"/>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5">Notwithstanding any other provision of this License, for material you add to a covered work, you may (if authorized by the copyright holders of that material) supplement the terms of this License with terms:</text:p>
      <text:list xml:id="list1513687445" text:style-name="L8">
        <text:list-item>
          <text:p text:style-name="P30">a) Disclaiming warranty or limiting liability differently from the terms of sections 15 and 16 of this License; or </text:p>
        </text:list-item>
        <text:list-item>
          <text:p text:style-name="P30">b) Requiring preservation of specified reasonable legal notices or author attributions in that material or in the Appropriate Legal Notices displayed by works containing it; or </text:p>
        </text:list-item>
        <text:list-item>
          <text:p text:style-name="P30">c) Prohibiting misrepresentation of the origin of that material, or requiring that modified versions of such material be marked in reasonable ways as different from the original version; or </text:p>
        </text:list-item>
        <text:list-item>
          <text:p text:style-name="P30">d) Limiting the use for publicity purposes of names of licensors or authors of the material; or </text:p>
        </text:list-item>
        <text:list-item>
          <text:p text:style-name="P30">e) Declining to grant rights under trademark law for use of some trade names, trademarks, or service marks; or </text:p>
        </text:list-item>
        <text:list-item>
          <text:p text:style-name="P2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5"><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5">If you add terms to a covered work in accord with this section, you must place, in the relevant source files, a statement of the additional terms that apply to those files, or a notice indicating where to find the applicable terms.</text:p>
      <text:p text:style-name="P5">Additional terms, permissive or non-permissive, may be stated in the form of a separately written license, or stated as exceptions; the above requirements apply either way.</text:p>
      <text:h text:style-name="P9" text:outline-level="4"><text:bookmark text:name="section8"/>8. Termination.</text:h>
      <text:p text:style-name="P5"/>
      <text:p text:style-name="P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text:soft-page-break/>10. Automatic Licensing of Downstream Recipients.</text:h>
      <text:p text:style-name="P5"/>
      <text:p text:style-name="P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5"/>
      <text:p text:style-name="P5">A “contributor” is a copyright holder who authorizes use under this License of the Program or a work on which the Program is based. The work thus licensed is called the contributor's “contributor version”.</text:p>
      <text:p text:style-name="P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5"/>
      <text:p text:style-name="P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text:soft-page-break/>13. Use with the GNU Affero General Public License.</text:h>
      <text:p text:style-name="P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5"/>
      <text:p text:style-name="P5">The Free Software Foundation may publish revised and/or new versions of the GNU General Public License from time to time. Such new versions will be similar in spirit to the present version, but may differ in detail to address new problems or concerns.</text:p>
      <text:p text:style-name="P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5">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5"/>
      <text:p text:style-name="P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5"/>
      <text:h text:style-name="Heading_20_4" text:outline-level="4"><text:bookmark text:name="section16"/><text:soft-page-break/>16. Limitation of Liability.</text:h>
      <text:p text:style-name="P5"/>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5"/>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
      <text:p text:style-name="P7">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22T21:08:21</dc:date>
    <dc:creator>Manuel Camargo</dc:creator>
    <meta:editing-duration>PT95H25M01S</meta:editing-duration>
    <meta:editing-cycles>26</meta:editing-cycles>
    <meta:generator>OpenOffice.org/3.2$Unix OpenOffice.org_project/320m12$Build-9483</meta:generator>
    <meta:document-statistic meta:table-count="0" meta:image-count="0" meta:object-count="0" meta:page-count="19" meta:paragraph-count="228" meta:word-count="6817" meta:character-count="41636"/>
  </office:meta>
</office:document-meta>
</file>